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871cm" fo:min-width="0.67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8.728cm" fo:min-width="17.0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4.65cm" fo:min-width="6.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55cm" fo:min-width="3.40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4cm" fo:min-width="0.85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6.994cm" fo:min-width="13.63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9cm" fo:min-width="6.99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5.183cm" fo:min-width="10.21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9cm" fo:min-width="6.867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173cm" fo:min-width="6.82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9cm" fo:min-width="6.236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5cm" fo:min-width="1.013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95cm" fo:min-width="2.25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3.85cm" fo:min-width="4.6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45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25cm" fo:min-width="3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376cm" fo:min-width="3.02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3.75cm" fo:min-width="6.8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solid" draw:fill-color="#ffffff" draw:textarea-horizontal-align="right" draw:textarea-vertical-align="top" draw:auto-grow-height="false" fo:min-height="2.65cm" fo:min-width="9.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96cm" fo:min-width="2.258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01cm" fo:min-width="2.367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4cm" fo:min-width="3.29cm" fo:padding-top="0.175cm" fo:padding-bottom="0.175cm" fo:padding-left="0.3cm" fo:padding-right="0.3cm" fo:wrap-option="no-wrap"/>
    </style:style>
    <style:style style:name="gr2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xml:id="id11" draw:id="id11" draw:layer="layout" svg:width="1.407cm" svg:height="1.351cm" svg:x="27.1cm" svg:y="13.0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407cm" svg:height="1.351cm" svg:x="17.8cm" svg:y="10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1.407cm" svg:height="1.351cm" svg:x="17.693cm" svg:y="2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407cm" svg:height="1.351cm" svg:x="42.5cm" svg:y="15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407cm" svg:height="1.351cm" svg:x="29.993cm" svg:y="16.3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68cm" svg:height="9.078cm" svg:x="29.9cm" svg:y="1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5cm" svg:x="8cm" svg:y="3.5cm">
          <text:p text:style-name="P2"><text:span text:style-name="T1">list_vt_make_pai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07cm" svg:height="3.9cm" svg:x="1.293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2cm" svg:height="1.7cm" svg:x="2.488cm" svg:y="7.6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1.588cm" svg:height="1.431cm" svg:x="2.041cm" svg:y="5.569cm">
          <draw:text-box>
            <text:p><text:span text:style-name="T1">int</text:span></text:p>
          </draw:text-box>
        </draw:frame>
        <draw:custom-shape draw:style-name="gr7" draw:text-style-name="P1" xml:id="id10" draw:id="id10" draw:layer="layout" svg:width="14.235cm" svg:height="7.344cm" svg:x="17.6cm" svg:y="2.23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595cm" svg:height="1.44cm" svg:x="17.957cm" svg:y="1.5cm">
          <draw:text-box>
            <text:p><text:span text:style-name="T1">list_vt_cons(int, 2)</text:span></text:p>
          </draw:text-box>
        </draw:frame>
        <draw:custom-shape draw:style-name="gr9" draw:text-style-name="P1" draw:layer="layout" svg:width="10.811cm" svg:height="5.533cm" svg:x="20.424cm" svg:y="3.54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467cm" svg:height="1.439cm" svg:x="20.781cm" svg:y="2.808cm">
          <draw:text-box>
            <text:p><text:span text:style-name="T1">list_vt_cons(int, 1)</text:span></text:p>
          </draw:text-box>
        </draw:frame>
        <draw:custom-shape draw:style-name="gr11" draw:text-style-name="P1" draw:layer="layout" svg:width="7.422cm" svg:height="3.523cm" svg:x="23.269cm" svg:y="4.9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836cm" svg:height="1.44cm" svg:x="23.626cm" svg:y="4.214cm">
          <draw:text-box>
            <text:p><text:span text:style-name="T1">list_vt_nil(int, 0)</text:span></text:p>
          </draw:text-box>
        </draw:frame>
        <draw:custom-shape draw:style-name="gr13" draw:text-style-name="P1" draw:layer="layout" svg:width="1.779cm" svg:height="1.711cm" svg:x="18.103cm" svg:y="6.058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779cm" svg:height="1.711cm" svg:x="20.956cm" svg:y="6.058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018cm" svg:height="1.711cm" svg:x="25.561cm" svg:y="6.058cm">
          <text:p text:style-name="P2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5.2cm" svg:height="4.2cm" svg:x="21.6cm" svg:y="18cm">
          <text:p text:style-name="P2"><text:span text:style-name="T1">list_vt_fre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07cm" svg:height="3.9cm" svg:x="14.693cm" svg:y="18.3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2cm" svg:height="1.7cm" svg:x="15.888cm" svg:y="19.631cm">
          <text:p text:style-name="P2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2.058cm" svg:height="1.431cm" svg:x="15.441cm" svg:y="17.6cm">
          <draw:text-box>
            <text:p><text:span text:style-name="T1">void</text:span></text:p>
          </draw:text-box>
        </draw:frame>
        <draw:custom-shape draw:style-name="gr17" draw:text-style-name="P1" draw:layer="layout" svg:width="4.3cm" svg:height="3.6cm" svg:x="18.1cm" svg:y="18.4cm">
          <text:p text:style-name="P2"><text:span text:style-name="T1">return</text:span></text:p>
          <draw:enhanced-geometry svg:viewBox="0 0 21600 21600" draw:mirror-horizontal="true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4.345cm" svg:height="3.6cm" svg:x="13.655cm" svg:y="4.1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007cm" svg:height="3.9cm" svg:x="1.293cm" svg:y="1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2cm" svg:height="1.7cm" svg:x="2.493cm" svg:y="12.5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1.588cm" svg:height="1.431cm" svg:x="2.034cm" svg:y="10.469cm">
          <draw:text-box>
            <text:p><text:span text:style-name="T1">int</text:span></text:p>
          </draw:text-box>
        </draw:frame>
        <draw:custom-shape draw:style-name="gr19" draw:text-style-name="P1" draw:layer="layout" svg:width="7.4cm" svg:height="4.1cm" svg:x="8cm" svg:y="10.9cm">
          <text:p text:style-name="P2"><text:span text:style-name="T1">list_vt_make_s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345cm" svg:height="3.6cm" svg:x="4.6cm" svg:y="11.3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007cm" svg:height="3.9cm" svg:x="1.274cm" svg:y="1.75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2cm" svg:height="1.7cm" svg:x="2.474cm" svg:y="3.052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1.588cm" svg:height="1.431cm" svg:x="2.015cm" svg:y="1.021cm">
          <draw:text-box>
            <text:p><text:span text:style-name="T1">int</text:span></text:p>
          </draw:text-box>
        </draw:frame>
        <draw:custom-shape draw:style-name="gr20" draw:text-style-name="P1" draw:layer="layout" svg:width="4.345cm" svg:height="3.6cm" svg:x="4.6cm" svg:y="4.1cm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0.811cm" svg:height="5.533cm" svg:x="17.689cm" svg:y="10.46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467cm" svg:height="1.439cm" svg:x="18.046cm" svg:y="9.732cm">
          <draw:text-box>
            <text:p><text:span text:style-name="T1">list_vt_cons(int, 1)</text:span></text:p>
          </draw:text-box>
        </draw:frame>
        <draw:custom-shape draw:style-name="gr11" draw:text-style-name="P1" draw:layer="layout" svg:width="7.422cm" svg:height="3.523cm" svg:x="20.534cm" svg:y="11.874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836cm" svg:height="1.44cm" svg:x="20.891cm" svg:y="11.138cm">
          <draw:text-box>
            <text:p><text:span text:style-name="T1">list_vt_nil(int, 0)</text:span></text:p>
          </draw:text-box>
        </draw:frame>
        <draw:custom-shape draw:style-name="gr13" draw:text-style-name="P1" draw:layer="layout" svg:width="1.779cm" svg:height="1.711cm" svg:x="18.221cm" svg:y="12.982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018cm" svg:height="1.711cm" svg:x="22.826cm" svg:y="12.982cm">
          <text:p text:style-name="P2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345cm" svg:height="3.6cm" svg:x="13.7cm" svg:y="11.3cm">
          <text:p text:style-name="P2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9.9cm" svg:height="3cm" svg:x="31.4cm" svg:y="10.6cm">
          <text:p text:style-name="P2"><text:span text:style-name="T1">list_vt_append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427cm" svg:height="5.098cm" draw:transform="rotate (-0.534943415736262) translate (30.035cm 7.788cm)">
          <text:p text:style-name="P2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4.235cm" svg:height="7.344cm" svg:x="32.7cm" svg:y="16.93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7.595cm" svg:height="1.44cm" svg:x="33.057cm" svg:y="16.2cm">
          <draw:text-box>
            <text:p><text:span text:style-name="T1">list_vt_cons(int, 2)</text:span></text:p>
          </draw:text-box>
        </draw:frame>
        <draw:custom-shape draw:style-name="gr9" draw:text-style-name="P1" draw:layer="layout" svg:width="10.811cm" svg:height="5.533cm" svg:x="35.524cm" svg:y="18.24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467cm" svg:height="1.439cm" svg:x="35.881cm" svg:y="17.508cm">
          <draw:text-box>
            <text:p><text:span text:style-name="T1">list_vt_cons(int, 1)</text:span></text:p>
          </draw:text-box>
        </draw:frame>
        <draw:custom-shape draw:style-name="gr11" draw:text-style-name="P1" draw:layer="layout" svg:width="7.422cm" svg:height="3.523cm" svg:x="38.369cm" svg:y="19.6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836cm" svg:height="1.44cm" svg:x="38.726cm" svg:y="18.914cm">
          <draw:text-box>
            <text:p><text:span text:style-name="T1">list_vt_nil(int, 0)</text:span></text:p>
          </draw:text-box>
        </draw:frame>
        <draw:custom-shape draw:style-name="gr13" draw:text-style-name="P1" draw:layer="layout" svg:width="1.779cm" svg:height="1.711cm" svg:x="33.203cm" svg:y="20.758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779cm" svg:height="1.711cm" svg:x="36.056cm" svg:y="20.758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018cm" svg:height="1.711cm" svg:x="40.661cm" svg:y="20.758cm">
          <text:p text:style-name="P2"><text:span text:style-name="T1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779cm" svg:height="1.711cm" svg:x="30.421cm" svg:y="20.789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8.269cm" svg:height="1.44cm" svg:x="30.305cm" svg:y="14.96cm">
          <draw:text-box>
            <text:p><text:span text:style-name="T1">list_vt_cons(int, 1+2)</text:span></text:p>
          </draw:text-box>
        </draw:frame>
        <draw:custom-shape draw:style-name="gr23" draw:text-style-name="P1" draw:layer="layout" svg:width="4.5cm" svg:height="2.5cm" svg:x="34cm" svg:y="12.7cm">
          <text:p text:style-name="P1"><text:span text:style-name="T1">return</text:span></text:p>
          <draw:enhanced-geometry svg:viewBox="0 0 21600 21600" draw:text-areas="?f0 0 ?f2 ?f5" draw:type="down-arrow" draw:modifiers="13127.5489804078 4069.4956676294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4.3cm" svg:height="3.6cm" svg:x="25.9cm" svg:y="18.4cm">
          <text:p text:style-name="P2"><text:span text:style-name="T1">call</text:span></text:p>
          <draw:enhanced-geometry svg:viewBox="0 0 21600 21600" draw:mirror-horizontal="true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xml:id="id5" draw:id="id5" draw:layer="layout" svg:width="4.2cm" svg:height="1.5cm" svg:x="11.6cm" svg:y="1.5cm">
          <text:p text:style-name="P2"><text:span text:style-name="T1">Produce</text:span></text:p>
          <draw:enhanced-geometry svg:viewBox="0 0 21600 21600" draw:text-areas="800 800 20800 20800" draw:type="round-rectangular-callout" draw:modifiers="2133.77767198286 32162.5582944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xml:id="id3" draw:id="id3" draw:layer="layout" svg:width="4.2cm" svg:height="1.5cm" svg:x="24.1cm" svg:y="16.2cm">
          <text:p text:style-name="P2"><text:span text:style-name="T1">Consume</text:span></text:p>
          <draw:enhanced-geometry svg:viewBox="0 0 21600 21600" draw:text-areas="800 800 20800 20800" draw:type="round-rectangular-callout" draw:modifiers="2133.77767198286 32162.5582944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xml:id="id7" draw:id="id7" draw:layer="layout" svg:width="4.2cm" svg:height="1.5cm" svg:x="11.5cm" svg:y="9cm">
          <text:p text:style-name="P2"><text:span text:style-name="T1">Produce</text:span></text:p>
          <draw:enhanced-geometry svg:viewBox="0 0 21600 21600" draw:text-areas="800 800 20800 20800" draw:type="round-rectangular-callout" draw:modifiers="2133.77767198286 32162.5582944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xml:id="id1" draw:id="id1" draw:layer="layout" svg:width="4.2cm" svg:height="1.5cm" svg:x="36.8cm" svg:y="8.7cm">
          <text:p text:style-name="P2"><text:span text:style-name="T1">Produce</text:span></text:p>
          <draw:enhanced-geometry svg:viewBox="0 0 21600 21600" draw:text-areas="800 800 20800 20800" draw:type="round-rectangular-callout" draw:modifiers="2133.77767198286 32162.5582944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2" draw:layer="layout" draw:type="curve" svg:x1="41cm" svg:y1="9.45cm" svg:x2="43.203cm" svg:y2="15.749cm" draw:start-shape="id1" draw:start-glue-point="1" draw:end-shape="id2" draw:end-glue-point="0" svg:d="M41000 9450c1469 0 2203 2099 2203 6299" svg:viewBox="0 0 2204 6300">
          <text:p/>
        </draw:connector>
        <draw:connector draw:style-name="gr25" draw:text-style-name="P2" draw:layer="layout" draw:type="curve" svg:x1="28.3cm" svg:y1="16.95cm" svg:x2="29.993cm" svg:y2="16.975cm" draw:start-shape="id3" draw:start-glue-point="1" draw:end-shape="id4" draw:end-glue-point="3" svg:d="M28300 16950c1308 0 462 25 1693 25" svg:viewBox="0 0 1694 26">
          <text:p/>
        </draw:connector>
        <draw:connector draw:style-name="gr25" draw:text-style-name="P2" draw:layer="layout" draw:type="curve" svg:x1="15.8cm" svg:y1="2.25cm" svg:x2="17.693cm" svg:y2="3.624cm" draw:start-shape="id5" draw:end-shape="id6" draw:end-glue-point="3" svg:d="M15800 2250c1458 0 512 1374 1893 1374" svg:viewBox="0 0 1894 1375">
          <text:p/>
        </draw:connector>
        <draw:connector draw:style-name="gr25" draw:text-style-name="P2" draw:layer="layout" draw:type="curve" svg:x1="15.7cm" svg:y1="9.75cm" svg:x2="17.8cm" svg:y2="11.124cm" draw:start-shape="id7" draw:start-glue-point="1" draw:end-shape="id8" draw:end-glue-point="3" svg:d="M15700 9750c1612 0 563 1374 2100 1374" svg:viewBox="0 0 2101 1375">
          <text:p/>
        </draw:connector>
        <draw:custom-shape draw:style-name="gr24" draw:text-style-name="P1" xml:id="id9" draw:id="id9" draw:layer="layout" svg:width="4.2cm" svg:height="1.5cm" svg:x="32.4cm" svg:y="8.7cm">
          <text:p text:style-name="P2"><text:span text:style-name="T1">Consume</text:span></text:p>
          <draw:enhanced-geometry svg:viewBox="0 0 21600 21600" draw:text-areas="800 800 20800 20800" draw:type="round-rectangular-callout" draw:modifiers="20900.737919543 32637.4417055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2" draw:layer="layout" draw:type="curve" svg:x1="34.5cm" svg:y1="8.7cm" svg:x2="31.835cm" svg:y2="5.907cm" draw:start-shape="id9" draw:end-shape="id10" draw:end-glue-point="1" svg:d="M34500 8700c0-1862-888-2793-2665-2793" svg:viewBox="0 0 2666 2794">
          <text:p/>
        </draw:connector>
        <draw:connector draw:style-name="gr25" draw:text-style-name="P2" draw:layer="layout" draw:type="curve" svg:x1="34.5cm" svg:y1="10.2cm" svg:x2="28.507cm" svg:y2="13.724cm" draw:start-shape="id9" draw:start-glue-point="2" draw:end-shape="id11" draw:end-glue-point="1" svg:d="M34500 10200c0 2350-1997 3524-5993 3524" svg:viewBox="0 0 5994 3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9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55M19S</meta:editing-duration>
    <meta:editing-cycles>115</meta:editing-cycles>
    <meta:generator>LibreOffice/4.3.3.2$Linux_X86_64 LibreOffice_project/430m0$Build-2</meta:generator>
    <meta:initial-creator>Okabe Kiwamu</meta:initial-creator>
    <dc:date>2015-03-04T17:43:05.987548683</dc:date>
    <meta:document-statistic meta:object-count="67"/>
    <meta:template xlink:type="simple" xlink:actuate="onRequest" xlink:title="図A4横" xlink:href="../.config/libreoffice/4/user/template/A4横.otg" meta:date="2014-08-02T09:46:36.945652124"/>
  </office:meta>
</office:document-meta>
</file>